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>
      <style:text-properties fo:font-weight="bold" style:font-weight-asian="bold" style:font-weight-complex="bold"/>
    </style:style>
    <style:style style:name="ce3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0.70" table:style-name="ta1">
        <table:shapes>
          <draw:frame draw:z-index="0" draw:style-name="gr1" draw:text-style-name="P1" svg:width="15.999cm" svg:height="8.999cm" svg:x="16.542cm" svg:y="2.414cm">
            <draw:object draw:notify-on-update-of-ranges="'0.70'.B2:'0.70'.B7 '0.70'.C2:'0.70'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86" calcext:value-type="float">
            <text:p>0.8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86" calcext:value-type="float">
            <text:p>0.86</text:p>
          </table:table-cell>
        </table:table-row>
      </table:table>
      <table:table table:name="0.71" table:style-name="ta1">
        <table:shapes>
          <draw:frame draw:z-index="0" draw:style-name="gr1" draw:text-style-name="P1" svg:width="15.999cm" svg:height="8.999cm" svg:x="16.368cm" svg:y="1.2cm">
            <draw:object draw:notify-on-update-of-ranges="'0.71'.B2:'0.71'.B7 '0.71'.C2:'0.71'.C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82" calcext:value-type="float">
            <text:p>0.82</text:p>
          </table:table-cell>
        </table:table-row>
      </table:table>
      <table:table table:name="0.72" table:style-name="ta1">
        <table:shapes>
          <draw:frame draw:z-index="0" draw:style-name="gr1" draw:text-style-name="P1" svg:width="15.999cm" svg:height="8.999cm" svg:x="13.995cm" svg:y="2.103cm">
            <draw:object draw:notify-on-update-of-ranges="'0.72'.B2:'0.72'.B7 '0.72'.C2:'0.72'.C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81" calcext:value-type="float">
            <text:p>0.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8" calcext:value-type="float">
            <text:p>0.8</text:p>
          </table:table-cell>
        </table:table-row>
      </table:table>
      <table:table table:name="0.73" table:style-name="ta1">
        <table:shapes>
          <draw:frame draw:z-index="0" draw:style-name="gr1" draw:text-style-name="P1" svg:width="15.999cm" svg:height="8.999cm" svg:x="14.371cm" svg:y="0.551cm">
            <draw:object draw:notify-on-update-of-ranges="'0.73'.B2:'0.73'.B7 '0.73'.C2:'0.73'.C7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79" calcext:value-type="float">
            <text:p>0.79</text:p>
          </table:table-cell>
        </table:table-row>
      </table:table>
      <table:table table:name="0.74" table:style-name="ta1">
        <table:shapes>
          <draw:frame draw:z-index="0" draw:style-name="gr1" draw:text-style-name="P1" svg:width="15.999cm" svg:height="8.999cm" svg:x="13.763cm" svg:y="0.974cm">
            <draw:object draw:notify-on-update-of-ranges="'0.74'.B2:'0.74'.B7 '0.74'.C2:'0.74'.C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74" calcext:value-type="float">
            <text:p>0.74</text:p>
          </table:table-cell>
        </table:table-row>
      </table:table>
      <table:table table:name="0.75" table:style-name="ta1">
        <table:shapes>
          <draw:frame draw:z-index="0" draw:style-name="gr1" draw:text-style-name="P1" svg:width="15.999cm" svg:height="8.999cm" svg:x="36.659cm" svg:y="0cm">
            <draw:object draw:notify-on-update-of-ranges="'0.75'.B2:'0.75'.B7 '0.75'.C2:'0.75'.C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6.874cm" svg:y="0.551cm">
            <draw:object draw:notify-on-update-of-ranges="'0.75'.B2:'0.75'.B7 '0.75'.C2:'0.75'.C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74" calcext:value-type="float">
            <text:p>0.74</text:p>
          </table:table-cell>
        </table:table-row>
      </table:table>
      <table:table table:name="0.76" table:style-name="ta1">
        <table:shapes>
          <draw:frame draw:z-index="0" draw:style-name="gr1" draw:text-style-name="P1" svg:width="15.999cm" svg:height="8.999cm" svg:x="11.071cm" svg:y="0.89cm">
            <draw:object draw:notify-on-update-of-ranges="'0.76'.B2:'0.76'.B9 '0.76'.C2:'0.76'.C9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71" calcext:value-type="float">
            <text:p>0.71</text:p>
          </table:table-cell>
        </table:table-row>
      </table:table>
      <table:table table:name="0.77" table:style-name="ta1">
        <table:shapes>
          <draw:frame draw:z-index="0" draw:style-name="gr1" draw:text-style-name="P1" svg:width="15.999cm" svg:height="8.999cm" svg:x="11.795cm" svg:y="0.749cm">
            <draw:object draw:notify-on-update-of-ranges="'0.77'.B2:'0.77'.B7 '0.77'.C2:'0.77'.C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7" calcext:value-type="float">
            <text:p>0.67</text:p>
          </table:table-cell>
        </table:table-row>
      </table:table>
      <table:table table:name="0.78" table:style-name="ta1">
        <table:shapes>
          <draw:frame draw:z-index="0" draw:style-name="gr1" draw:text-style-name="P1" svg:width="15.999cm" svg:height="8.999cm" svg:x="6.874cm" svg:y="0.1cm">
            <draw:object draw:notify-on-update-of-ranges="'0.78'.B2:'0.78'.B7 '0.78'.C1:'0.78'.C1 '0.78'.C2:'0.78'.C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4" calcext:value-type="float">
            <text:p>0.64</text:p>
          </table:table-cell>
        </table:table-row>
      </table:table>
      <table:table table:name="0.79" table:style-name="ta1">
        <table:shapes>
          <draw:frame draw:z-index="0" draw:style-name="gr1" draw:text-style-name="P1" svg:width="15.999cm" svg:height="8.999cm" svg:x="11.853cm" svg:y="1.821cm">
            <draw:object draw:notify-on-update-of-ranges="'0.79'.B2:'0.79'.B7 '0.79'.C1:'0.79'.C1 '0.79'.C2:'0.79'.C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4" calcext:value-type="float">
            <text:p>0.64</text:p>
          </table:table-cell>
        </table:table-row>
      </table:table>
      <table:table table:name="0.80" table:style-name="ta1">
        <table:shapes>
          <draw:frame draw:z-index="0" draw:style-name="gr1" draw:text-style-name="P1" svg:width="15.999cm" svg:height="8.999cm" svg:x="12.663cm" svg:y="2.217cm">
            <draw:object draw:notify-on-update-of-ranges="'0.80'.B2:'0.80'.B7 '0.80'.C1:'0.80'.C1 '0.80'.C2:'0.80'.C7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1" calcext:value-type="float">
            <text:p>0.61</text:p>
          </table:table-cell>
        </table:table-row>
      </table:table>
      <table:table table:name="0.81" table:style-name="ta1">
        <table:shapes>
          <draw:frame draw:z-index="0" draw:style-name="gr1" draw:text-style-name="P1" svg:width="15.999cm" svg:height="8.999cm" svg:x="11.592cm" svg:y="1.37cm">
            <draw:object draw:notify-on-update-of-ranges="'0.81'.B1:'0.81'.B1 '0.81'.B2:'0.81'.B7 '0.81'.C1:'0.81'.C1 '0.81'.C2:'0.81'.C7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59" calcext:value-type="float">
            <text:p>0.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58" calcext:value-type="float">
            <text:p>0.5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0.82" table:style-name="ta1">
        <table:shapes>
          <draw:frame draw:z-index="0" draw:style-name="gr1" draw:text-style-name="P1" svg:width="15.999cm" svg:height="8.999cm" svg:x="6.874cm" svg:y="0.1cm">
            <draw:object draw:notify-on-update-of-ranges="'0.82'.B1:'0.82'.B1 '0.82'.B2:'0.82'.B7 '0.82'.C1:'0.82'.C1 '0.82'.C2:'0.82'.C7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39" calcext:value-type="float">
            <text:p>0.39</text:p>
          </table:table-cell>
        </table:table-row>
      </table:table>
      <table:table table:name="0.83" table:style-name="ta1">
        <table:shapes>
          <draw:frame draw:z-index="0" draw:style-name="gr1" draw:text-style-name="P1" svg:width="15.999cm" svg:height="8.999cm" svg:x="6.874cm" svg:y="0.1cm">
            <draw:object draw:notify-on-update-of-ranges="'0.83'.B1:'0.83'.B1 '0.83'.B2:'0.83'.B7 '0.83'.C1:'0.83'.C1 '0.83'.C2:'0.83'.C7"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6" calcext:value-type="float">
            <text:p>0.6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6" calcext:value-type="float">
            <text:p>0.6</text:p>
          </table:table-cell>
        </table:table-row>
      </table:table>
      <table:table table:name="0.84" table:style-name="ta1">
        <table:shapes>
          <draw:frame draw:z-index="0" draw:style-name="gr1" draw:text-style-name="P1" svg:width="15.999cm" svg:height="8.999cm" svg:x="6.874cm" svg:y="0.1cm">
            <draw:object draw:notify-on-update-of-ranges="'0.84'.B1:'0.84'.B1 '0.84'.B2:'0.84'.B7 '0.84'.C1:'0.84'.C1 '0.84'.C2:'0.84'.C7" xlink:href="./Object 17" xlink:type="simple" xlink:show="embed" xlink:actuate="onLoad"/>
            <draw:image xlink:href="./ObjectReplacements/Object 17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45" calcext:value-type="float">
            <text:p>0.45</text:p>
          </table:table-cell>
        </table:table-row>
      </table:table>
      <table:table table:name="0.85" table:style-name="ta1">
        <table:shapes>
          <draw:frame draw:z-index="0" draw:style-name="gr1" draw:text-style-name="P1" svg:width="15.999cm" svg:height="8.999cm" svg:x="6.874cm" svg:y="0.1cm">
            <draw:object draw:notify-on-update-of-ranges="'0.85'.B1:'0.85'.B1 '0.85'.B2:'0.85'.B7 '0.85'.C1:'0.85'.C1 '0.85'.C2:'0.85'.C7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1/L</text:p>
          </table:table-cell>
          <table:table-cell table:style-name="ce1" office:value-type="string" calcext:value-type="string">
            <text:p>Tc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.A2]" office:value-type="float" office:value="0.0625" calcext:value-type="float">
            <text:p>0.0625</text:p>
          </table:table-cell>
          <table:table-cell office:value-type="float" office:value="0.61" calcext:value-type="float">
            <text:p>0.6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1/[.A3]" office:value-type="float" office:value="0.05" calcext:value-type="float">
            <text:p>0.05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/[.A4]" office:value-type="float" office:value="0.0333333333333333" calcext:value-type="float">
            <text:p>0.0333333333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/[.A5]" office:value-type="float" office:value="0.025" calcext:value-type="float">
            <text:p>0.025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/[.A6]" office:value-type="float" office:value="0.02" calcext:value-type="float">
            <text:p>0.02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/[.A7]" office:value-type="float" office:value="0.0166666666666667" calcext:value-type="float">
            <text:p>0.0166666667</text:p>
          </table:table-cell>
          <table:table-cell office:value-type="float" office:value="0.53" calcext:value-type="float">
            <text:p>0.53</text:p>
          </table:table-cell>
        </table:table-row>
      </table:table>
      <table:table table:name="tc" table:style-name="ta1">
        <table:shapes>
          <draw:frame draw:z-index="0" draw:style-name="gr1" draw:text-style-name="P1" svg:width="15.999cm" svg:height="8.999cm" svg:x="7.51cm" svg:y="1.878cm">
            <draw:object draw:notify-on-update-of-ranges="tc.A1:tc.A1 tc.A2:tc.A17 tc.B1:tc.B1 tc.B2:tc.B17" xlink:href="./Object 19" xlink:type="simple" xlink:show="embed" xlink:actuate="onLoad"/>
            <draw:image xlink:href="./ObjectReplacements/Object 1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row table:style-name="ro1">
          <table:table-cell table:style-name="ce1" office:value-type="string" calcext:value-type="string">
            <text:p>J'/J</text:p>
          </table:table-cell>
          <table:table-cell table:style-name="ce2" office:value-type="string" calcext:value-type="string">
            <text:p>Tc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5206" calcext:value-type="float">
            <text:p>0.8521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82089" calcext:value-type="float">
            <text:p>0.8209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8005" calcext:value-type="float">
            <text:p>0.800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7956" calcext:value-type="float">
            <text:p>0.7956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7475" calcext:value-type="float">
            <text:p>0.7475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7039" calcext:value-type="float">
            <text:p>0.703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7512" calcext:value-type="float">
            <text:p>0.751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6597" calcext:value-type="float">
            <text:p>0.6597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6296" calcext:value-type="float">
            <text:p>0.6296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654" calcext:value-type="float">
            <text:p>0.654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299" calcext:value-type="float">
            <text:p>0.6299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5314" calcext:value-type="float">
            <text:p>0.5314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4767" calcext:value-type="float">
            <text:p>0.4767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4914" calcext:value-type="float">
            <text:p>0.4914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4655" calcext:value-type="float">
            <text:p>0.4655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412" calcext:value-type="float">
            <text:p>0.4120</text:p>
          </table:table-cell>
        </table:table-row>
        <table:table-row table:style-name="ro1" table:number-rows-repeated="104855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/00/0000</text:date>, <text:time style:data-style-name="N2" text:time-value="00:09:40.1331493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6:03:13.913574506</meta:creation-date>
    <dc:date>2016-11-21T00:31:06.613026893</dc:date>
    <meta:editing-duration>PT3H39M9S</meta:editing-duration>
    <meta:editing-cycles>33</meta:editing-cycles>
    <meta:generator>LibreOffice/4.2.8.2$Linux_X86_64 LibreOffice_project/420m0$Build-2</meta:generator>
    <meta:document-statistic meta:table-count="17" meta:cell-count="367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0'.B2:'0.70'.C7" svg:x="0.32cm" svg:y="0.18cm" svg:width="15.36cm" svg:height="8.64cm">
          <chartooo:coordinate-region svg:x="1.418cm" svg:y="0.379cm" svg:width="13.83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0'.C2:'0.70'.C7" chart:class="chart:scatter">
            <chart:domain table:cell-range-address="'0.70'.B2:'0.70'.B7"/>
            <chart:regression-curve chart:style-name="ch6">
              <chart:equation chart:display-equation="true" chart:display-r-square="true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0'.B2:'0.70'.B7</svg:desc>
                </draw:g>
              </table:table-cell>
              <table:table-cell office:value-type="float" office:value="0.88">
                <text:p>0.88</text:p>
                <draw:g>
                  <svg:desc>'0.70'.C2:'0.70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8">
                <text:p>0.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87">
                <text:p>0.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6'.B2:'0.76'.C9" svg:x="0.32cm" svg:y="0.18cm" svg:width="15.36cm" svg:height="8.64cm">
          <chartooo:coordinate-region svg:x="1.232cm" svg:y="0.379cm" svg:width="14.11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6'.C2:'0.76'.C9" chart:class="chart:scatter">
            <chart:domain table:cell-range-address="'0.76'.B2:'0.76'.B9"/>
            <chart:regression-curve chart:style-name="ch6">
              <chart:equation chart:display-equation="true" chart:display-r-square="true" svg:x="2.287cm" svg:y="5.142cm"/>
            </chart:regression-curve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6'.B2:'0.76'.B9</svg:desc>
                </draw:g>
              </table:table-cell>
              <table:table-cell office:value-type="float" office:value="0.67">
                <text:p>0.67</text:p>
                <draw:g>
                  <svg:desc>'0.76'.C2:'0.76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7'.B2:'0.77'.C7" svg:x="0.32cm" svg:y="0.18cm" svg:width="15.36cm" svg:height="8.64cm">
          <chartooo:coordinate-region svg:x="1.232cm" svg:y="0.379cm" svg:width="14.11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7'.C2:'0.77'.C7" chart:class="chart:scatter">
            <chart:domain table:cell-range-address="'0.77'.B2:'0.77'.B7"/>
            <chart:regression-curve chart:style-name="ch6">
              <chart:equation chart:display-equation="true" chart:display-r-square="true" svg:x="7.017cm" svg:y="5.579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7'.B2:'0.77'.B7</svg:desc>
                </draw:g>
              </table:table-cell>
              <table:table-cell office:value-type="float" office:value="0.69">
                <text:p>0.69</text:p>
                <draw:g>
                  <svg:desc>'0.77'.C2:'0.77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7">
                <text:p>0.6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9'.B2:'0.79'.C7 '0.79'.C1:'0.79'.C1" chart:data-source-has-labels="row" svg:x="0.32cm" svg:y="0.18cm" svg:width="15.36cm" svg:height="8.64cm">
          <chartooo:coordinate-region svg:x="1.232cm" svg:y="0.379cm" svg:width="14.11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9'.C2:'0.79'.C7" chart:label-cell-address="'0.79'.C1:'0.79'.C1" chart:class="chart:scatter">
            <chart:domain table:cell-range-address="'0.79'.B2:'0.79'.B7"/>
            <chart:regression-curve chart:style-name="ch6">
              <chart:equation chart:display-equation="true" chart:display-r-square="true" svg:x="3.06cm" svg:y="5.714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79'.C1:'0.79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9'.B2:'0.79'.B7</svg:desc>
                </draw:g>
              </table:table-cell>
              <table:table-cell office:value-type="float" office:value="0.62">
                <text:p>0.62</text:p>
                <draw:g>
                  <svg:desc>'0.79'.C2:'0.79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'0.80'.B2:'0.80'.C7 '0.80'.C1:'0.80'.C1" chart:data-source-has-labels="row" svg:x="0.32cm" svg:y="0.18cm" svg:width="12.428cm" svg:height="8.64cm">
          <chartooo:coordinate-region svg:x="1.233cm" svg:y="0.379cm" svg:width="11.1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80'.C2:'0.80'.C7" chart:label-cell-address="'0.80'.C1:'0.80'.C1" chart:class="chart:scatter">
            <chart:domain table:cell-range-address="'0.80'.B2:'0.80'.B7"/>
            <chart:regression-curve chart:style-name="ch7">
              <chart:equation chart:display-equation="true" chart:display-r-square="true" svg:x="3.428cm" svg:y="6.001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0'.C1:'0.80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0'.B2:'0.80'.B7</svg:desc>
                </draw:g>
              </table:table-cell>
              <table:table-cell office:value-type="float" office:value="0.59">
                <text:p>0.59</text:p>
                <draw:g>
                  <svg:desc>'0.80'.C2:'0.80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1">
                <text:p>0.6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81'.B1:'0.81'.C7" chart:data-source-has-labels="row" svg:x="0.32cm" svg:y="0.18cm" svg:width="15.36cm" svg:height="8.64cm">
          <chartooo:coordinate-region svg:x="1.047cm" svg:y="0.379cm" svg:width="14.302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81'.C2:'0.81'.C7" chart:label-cell-address="'0.81'.C1:'0.81'.C1" chart:class="chart:scatter">
            <chart:domain table:cell-range-address="'0.81'.B2:'0.81'.B7"/>
            <chart:regression-curve chart:style-name="ch6">
              <chart:equation chart:display-equation="true" chart:display-r-square="true" svg:x="3.494cm" svg:y="5.037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1'.C1:'0.81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1'.B2:'0.81'.B7</svg:desc>
                </draw:g>
              </table:table-cell>
              <table:table-cell office:value-type="float" office:value="0.57">
                <text:p>0.57</text:p>
                <draw:g>
                  <svg:desc>'0.81'.C2:'0.81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'0.82'.B1:'0.82'.C7" chart:data-source-has-labels="row" svg:x="0.32cm" svg:y="0.18cm" svg:width="12.428cm" svg:height="8.64cm">
          <chartooo:coordinate-region svg:x="1.047cm" svg:y="0.38cm" svg:width="11.3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82'.C2:'0.82'.C7" chart:label-cell-address="'0.82'.C1:'0.82'.C1" chart:class="chart:scatter">
            <chart:domain table:cell-range-address="'0.82'.B2:'0.82'.B7"/>
            <chart:regression-curve chart:style-name="ch7">
              <chart:equation chart:display-equation="true" chart:display-r-square="true" svg:x="3.841cm" svg:y="5.69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2'.C1:'0.82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2'.B2:'0.82'.B7</svg:desc>
                </draw:g>
              </table:table-cell>
              <table:table-cell office:value-type="float" office:value="0.52">
                <text:p>0.52</text:p>
                <draw:g>
                  <svg:desc>'0.82'.C2:'0.82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39">
                <text:p>0.3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'0.83'.B1:'0.83'.C7" chart:data-source-has-labels="row" svg:x="0.32cm" svg:y="0.18cm" svg:width="12.428cm" svg:height="8.64cm">
          <chartooo:coordinate-region svg:x="1.047cm" svg:y="0.379cm" svg:width="11.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83'.C2:'0.83'.C7" chart:label-cell-address="'0.83'.C1:'0.83'.C1" chart:class="chart:scatter">
            <chart:domain table:cell-range-address="'0.83'.B2:'0.83'.B7"/>
            <chart:regression-curve chart:style-name="ch7">
              <chart:equation chart:display-equation="true" chart:display-r-square="true" svg:x="3.61cm" svg:y="5.168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3'.C1:'0.83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3'.B2:'0.83'.B7</svg:desc>
                </draw:g>
              </table:table-cell>
              <table:table-cell office:value-type="float" office:value="0.66">
                <text:p>0.66</text:p>
                <draw:g>
                  <svg:desc>'0.83'.C2:'0.83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">
                <text:p>0.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'0.84'.B1:'0.84'.C7" chart:data-source-has-labels="row" svg:x="0.32cm" svg:y="0.18cm" svg:width="12.428cm" svg:height="8.64cm">
          <chartooo:coordinate-region svg:x="1.047cm" svg:y="0.38cm" svg:width="11.3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84'.C2:'0.84'.C7" chart:label-cell-address="'0.84'.C1:'0.84'.C1" chart:class="chart:scatter">
            <chart:domain table:cell-range-address="'0.84'.B2:'0.84'.B7"/>
            <chart:regression-curve chart:style-name="ch7">
              <chart:equation chart:display-equation="true" chart:display-r-square="true" svg:x="4.129cm" svg:y="4.447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4'.C1:'0.84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4'.B2:'0.84'.B7</svg:desc>
                </draw:g>
              </table:table-cell>
              <table:table-cell office:value-type="float" office:value="0.49">
                <text:p>0.49</text:p>
                <draw:g>
                  <svg:desc>'0.84'.C2:'0.84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45">
                <text:p>0.4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3.952cm" style:legend-expansion="high" chart:style-name="ch2"/>
        <chart:plot-area chart:style-name="ch3" table:cell-range-address="'0.85'.B1:'0.85'.C7" chart:data-source-has-labels="row" svg:x="0.32cm" svg:y="0.18cm" svg:width="12.428cm" svg:height="8.64cm">
          <chartooo:coordinate-region svg:x="1.047cm" svg:y="0.379cm" svg:width="11.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85'.C2:'0.85'.C7" chart:label-cell-address="'0.85'.C1:'0.85'.C1" chart:class="chart:scatter">
            <chart:domain table:cell-range-address="'0.85'.B2:'0.85'.B7"/>
            <chart:regression-curve chart:style-name="ch7">
              <chart:equation chart:display-equation="true" chart:display-r-square="true" svg:x="3.841cm" svg:y="5.262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85'.C1:'0.85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85'.B2:'0.85'.B7</svg:desc>
                </draw:g>
              </table:table-cell>
              <table:table-cell office:value-type="float" office:value="0.61">
                <text:p>0.61</text:p>
                <draw:g>
                  <svg:desc>'0.85'.C2:'0.85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53">
                <text:p>0.53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minimum="0.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901cm" svg:y="4.201cm" style:legend-expansion="high" chart:style-name="ch2"/>
        <chart:plot-area chart:style-name="ch3" table:cell-range-address="tc.A1:tc.B17" chart:data-source-has-labels="row" svg:x="0.767cm" svg:y="0.179cm" svg:width="13.812cm" svg:height="8.305cm">
          <chartooo:coordinate-region svg:x="2.05cm" svg:y="0.378cm" svg:width="12.197cm" svg:height="7.459cm"/>
          <chart:axis chart:dimension="x" chart:name="primary-x" chart:style-name="ch4">
            <chart:title svg:x="7.391cm" svg:y="8.44cm" chart:style-name="ch5">
              <text:p>J'/J</text:p>
            </chart:title>
          </chart:axis>
          <chart:axis chart:dimension="y" chart:name="primary-y" chart:style-name="ch6">
            <chart:title svg:x="0cm" svg:y="4.534cm" chart:style-name="ch7">
              <text:p>Tc</text:p>
            </chart:title>
            <chart:grid chart:style-name="ch8" chart:class="major"/>
          </chart:axis>
          <chart:series chart:style-name="ch9" chart:values-cell-range-address="tc.B2:tc.B17" chart:label-cell-address="tc.B1:tc.B1" chart:class="chart:scatter">
            <chart:domain table:cell-range-address="tc.A2:tc.A17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c</text:p>
                <draw:g>
                  <svg:desc>tc.B1:tc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">
                <text:p>0.7</text:p>
                <draw:g>
                  <svg:desc>tc.A2:tc.A17</svg:desc>
                </draw:g>
              </table:table-cell>
              <table:table-cell office:value-type="float" office:value="0.85206">
                <text:p>0.85206</text:p>
                <draw:g>
                  <svg:desc>tc.B2:tc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">
                <text:p>0.71</text:p>
              </table:table-cell>
              <table:table-cell office:value-type="float" office:value="0.82089">
                <text:p>0.82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">
                <text:p>0.72</text:p>
              </table:table-cell>
              <table:table-cell office:value-type="float" office:value="0.8005">
                <text:p>0.80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">
                <text:p>0.73</text:p>
              </table:table-cell>
              <table:table-cell office:value-type="float" office:value="0.7956">
                <text:p>0.7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4">
                <text:p>0.74</text:p>
              </table:table-cell>
              <table:table-cell office:value-type="float" office:value="0.7475">
                <text:p>0.7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0.7039">
                <text:p>0.70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6">
                <text:p>0.76</text:p>
              </table:table-cell>
              <table:table-cell office:value-type="float" office:value="0.7512">
                <text:p>0.7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">
                <text:p>0.77</text:p>
              </table:table-cell>
              <table:table-cell office:value-type="float" office:value="0.6597">
                <text:p>0.65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">
                <text:p>0.78</text:p>
              </table:table-cell>
              <table:table-cell office:value-type="float" office:value="0.6296">
                <text:p>0.62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">
                <text:p>0.79</text:p>
              </table:table-cell>
              <table:table-cell office:value-type="float" office:value="0.654">
                <text:p>0.6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">
                <text:p>0.8</text:p>
              </table:table-cell>
              <table:table-cell office:value-type="float" office:value="0.6299">
                <text:p>0.6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">
                <text:p>0.81</text:p>
              </table:table-cell>
              <table:table-cell office:value-type="float" office:value="0.5314">
                <text:p>0.53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2">
                <text:p>0.82</text:p>
              </table:table-cell>
              <table:table-cell office:value-type="float" office:value="0.4767">
                <text:p>0.47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3">
                <text:p>0.83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4">
                <text:p>0.84</text:p>
              </table:table-cell>
              <table:table-cell office:value-type="float" office:value="0.4655">
                <text:p>0.4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">
                <text:p>0.85</text:p>
              </table:table-cell>
              <table:table-cell office:value-type="float" office:value="0.412">
                <text:p>0.41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1'.B2:'0.71'.C7" svg:x="0.32cm" svg:y="0.18cm" svg:width="15.36cm" svg:height="8.64cm">
          <chartooo:coordinate-region svg:x="1.418cm" svg:y="0.38cm" svg:width="13.931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1'.C2:'0.71'.C7" chart:class="chart:scatter">
            <chart:domain table:cell-range-address="'0.71'.B2:'0.71'.B7"/>
            <chart:regression-curve chart:style-name="ch6">
              <chart:equation chart:display-equation="true" chart:display-r-square="true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1'.B2:'0.71'.B7</svg:desc>
                </draw:g>
              </table:table-cell>
              <table:table-cell office:value-type="float" office:value="0.84">
                <text:p>0.84</text:p>
                <draw:g>
                  <svg:desc>'0.71'.C2:'0.71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82">
                <text:p>0.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2'.B2:'0.72'.C7" svg:x="0.32cm" svg:y="0.18cm" svg:width="15.36cm" svg:height="8.64cm">
          <chartooo:coordinate-region svg:x="1.418cm" svg:y="0.379cm" svg:width="13.93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2'.C2:'0.72'.C7" chart:class="chart:scatter">
            <chart:domain table:cell-range-address="'0.72'.B2:'0.72'.B7"/>
            <chart:regression-curve chart:style-name="ch6">
              <chart:equation chart:display-equation="true" chart:display-r-square="true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2'.B2:'0.72'.B7</svg:desc>
                </draw:g>
              </table:table-cell>
              <table:table-cell office:value-type="float" office:value="0.81">
                <text:p>0.81</text:p>
                <draw:g>
                  <svg:desc>'0.72'.C2:'0.72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82">
                <text:p>0.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8">
                <text:p>0.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3'.B2:'0.73'.C7" svg:x="0.32cm" svg:y="0.18cm" svg:width="15.36cm" svg:height="8.64cm">
          <chartooo:coordinate-region svg:x="1.232cm" svg:y="0.38cm" svg:width="14.11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3'.C2:'0.73'.C7" chart:class="chart:scatter">
            <chart:domain table:cell-range-address="'0.73'.B2:'0.73'.B7"/>
            <chart:regression-curve chart:style-name="ch6">
              <chart:equation chart:display-equation="true" chart:display-r-square="true" svg:x="3.609cm" svg:y="6.022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3'.B2:'0.73'.B7</svg:desc>
                </draw:g>
              </table:table-cell>
              <table:table-cell office:value-type="float" office:value="0.76">
                <text:p>0.76</text:p>
                <draw:g>
                  <svg:desc>'0.73'.C2:'0.73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9">
                <text:p>0.7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4'.B2:'0.74'.C7" svg:x="0.32cm" svg:y="0.18cm" svg:width="15.36cm" svg:height="8.64cm">
          <chartooo:coordinate-region svg:x="1.232cm" svg:y="0.38cm" svg:width="14.117cm" svg:height="7.79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4'.C2:'0.74'.C7" chart:class="chart:scatter">
            <chart:domain table:cell-range-address="'0.74'.B2:'0.74'.B7"/>
            <chart:regression-curve chart:style-name="ch6">
              <chart:equation chart:display-equation="true" chart:display-r-square="true" svg:x="3.089cm" svg:y="6.294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4'.B2:'0.74'.B7</svg:desc>
                </draw:g>
              </table:table-cell>
              <table:table-cell office:value-type="float" office:value="0.73">
                <text:p>0.73</text:p>
                <draw:g>
                  <svg:desc>'0.74'.C2:'0.74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'0.75'.B2:'0.75'.C7" svg:x="0.32cm" svg:y="0.18cm" svg:width="13.097cm" svg:height="8.64cm">
          <chartooo:coordinate-region svg:x="1.233cm" svg:y="0.379cm" svg:width="11.85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0.75'.C2:'0.75'.C7" chart:class="chart:scatter">
            <chart:domain table:cell-range-address="'0.75'.B2:'0.75'.B7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5'.B2:'0.75'.B7</svg:desc>
                </draw:g>
              </table:table-cell>
              <table:table-cell office:value-type="float" office:value="0.73">
                <text:p>0.73</text:p>
                <draw:g>
                  <svg:desc>'0.75'.C2:'0.75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5'.B2:'0.75'.C7" svg:x="0.32cm" svg:y="0.18cm" svg:width="15.36cm" svg:height="8.64cm">
          <chartooo:coordinate-region svg:x="1.232cm" svg:y="0.379cm" svg:width="14.11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5'.C2:'0.75'.C7" chart:class="chart:scatter">
            <chart:domain table:cell-range-address="'0.75'.B2:'0.75'.B7"/>
            <chart:regression-curve chart:style-name="ch6">
              <chart:equation chart:display-equation="true" chart:display-r-square="true" svg:x="5.717cm" svg:y="5.227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5'.B2:'0.75'.B7</svg:desc>
                </draw:g>
              </table:table-cell>
              <table:table-cell office:value-type="float" office:value="0.73">
                <text:p>0.73</text:p>
                <draw:g>
                  <svg:desc>'0.75'.C2:'0.75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74">
                <text:p>0.7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0.78'.B2:'0.78'.C7 '0.78'.C1:'0.78'.C1" chart:data-source-has-labels="row" svg:x="0.32cm" svg:y="0.18cm" svg:width="15.36cm" svg:height="8.64cm">
          <chartooo:coordinate-region svg:x="1.418cm" svg:y="0.38cm" svg:width="13.931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0.78'.C2:'0.78'.C7" chart:label-cell-address="'0.78'.C1:'0.78'.C1" chart:class="chart:scatter">
            <chart:domain table:cell-range-address="'0.78'.B2:'0.78'.B7"/>
            <chart:regression-curve chart:style-name="ch6">
              <chart:equation chart:display-equation="true" chart:display-r-square="true" svg:x="7.933cm" svg:y="5.944cm"/>
            </chart:regression-curve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c</text:p>
                <draw:g>
                  <svg:desc>'0.78'.C1:'0.78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25">
                <text:p>0.0625</text:p>
                <draw:g>
                  <svg:desc>'0.78'.B2:'0.78'.B7</svg:desc>
                </draw:g>
              </table:table-cell>
              <table:table-cell office:value-type="float" office:value="0.64">
                <text:p>0.64</text:p>
                <draw:g>
                  <svg:desc>'0.78'.C2:'0.78'.C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2">
                <text:p>0.02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64">
                <text:p>0.6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